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 style:font-name-complex="Times New Roman1" style:font-weight-complex="bold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951cm" draw:z-index="0"><draw:image xlink:href="../../odt/images/0212.png" xlink:type="simple" xlink:show="embed" xlink:actuate="onLoad"/></draw:frame></text:p>
          </table:table-cell>
          <table:table-cell table:style-name="Table1.B1" office:value-type="string">
            <text:h text:style-name="P3" text:outline-level="1">Среднее арифметическ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51cm" draw:z-index="1"><draw:image xlink:href="../../odt/images/0212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го арифметического значения входного сигнала.</text:p>
            <text:p text:style-name="P5">Вычисление среднего значения сигнала производится по формуле:</text:p>
            <text:p text:style-name="P6"><draw:frame draw:style-name="fr3" draw:name="Объект1" text:anchor-type="as-char" svg:width="3.942cm" svg:height="1.716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где<draw:frame draw:style-name="fr3" draw:name="Объект2" text:anchor-type="as-char" svg:width="0.639cm" svg:height="0.549cm" draw:z-index="3"><draw:object xlink:href="./Object 2" xlink:type="simple" xlink:show="embed" xlink:actuate="onLoad"/><draw:image xlink:href="./ObjectReplacements/Object 2" xlink:type="simple" xlink:show="embed" xlink:actuate="onLoad"/></draw:frame>– объем выборки (количество значений),</text:p>
            <text:p text:style-name="P5"><draw:frame draw:style-name="fr3" draw:name="Объект3" text:anchor-type="as-char" svg:width="0.577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я <text:s/>i-го элемента выборки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7">Свойства</text:span>:</text:p>
            <text:list xml:id="list6061340473953663619" text:style-name="L1">
              <text:list-item>
                <text:p text:style-name="P7"><text:span text:style-name="T9">Размер серии </text:span><text:span text:style-name="T9">– </text:span><text:span text:style-name="T9">з</text:span><text:span text:style-name="T9">начение </text:span><text:span text:style-name="T9">N </text:span><text:span text:style-name="T9">этого свойства определяет размер серии в выборке.</text:span></text:p>
              </text:list-item>
              <text:list-item>
                <text:p text:style-name="P7"><text:span text:style-name="T9">Расчет по всей выборке (</text:span><text:span text:style-name="T8">Да</text:span><text:span text:style-name="T9"> или </text:span><text:span text:style-name="T8">Нет</text:span><text:span text:style-name="T9">) – если это свойство имеет значение </text:span><text:span text:style-name="T8">Нет</text:span><text:span text:style-name="T9">, то </text:span><text:span text:style-name="T3">среднее значение</text:span><text:span text:style-name="T9"> вычисляется по отдельным сериям. Если значение свойства равно </text:span><text:span text:style-name="T8">Да</text:span><text:span text:style-name="T9">, то </text:span><text:span text:style-name="T3">среднее значение</text:span><text:span text:style-name="T9"> уточняется сразу же после получения очередного </text:span><text:span text:style-name="T3">нового</text:span><text:span text:style-name="T9"> значения сигнала на входе в блок.</text:span></text:p>
              </text:list-item>
              <text:list-item>
                <text:p text:style-name="P7"><text:span text:style-name="T9">Период квантования – значение этого свойства определяет длительность временного интервала между </text:span><text:span text:style-name="T3">двумя последовательными</text:span><text:span text:style-name="T9"> считываниями значений сигнала на входе блока. Если это свойство равно </text:span><text:span text:style-name="T8">0</text:span><text:span text:style-name="T9"> (нулю), то считывание производится с периодом, </text:span><text:span text:style-name="T3">равным шагу интегрирования</text:span><text:span text:style-name="T9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е арифметическое</dc:title>
    <dc:date>2014-12-01T18:19:15.96</dc:date>
    <meta:generator>OpenOffice/4.1.1$Win32 OpenOffice.org_project/411m6$Build-9775</meta:generator>
    <meta:editing-duration>PT6H52M34S</meta:editing-duration>
    <meta:editing-cycles>167</meta:editing-cycles>
    <meta:document-statistic meta:table-count="1" meta:image-count="2" meta:object-count="3" meta:page-count="1" meta:paragraph-count="16" meta:word-count="148" meta:character-count="105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x</mi>
        </mrow>
        <mo>¯</mo>
      </mover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b>
              <mi>x</mi>
              <mi>i</mi>
            </msub>
          </mrow>
        </mrow>
      </mrow>
    </mrow>
    <annotation encoding="StarMath 5.0">overline {x} ~=~ {{1} over {N}} cdot sum from{i=1} to{N} {x_i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